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subtitle">
      <style:graphic-properties draw:fill-color="#ffffff" fo:min-height="21.925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ground Study on Intelligent Traffic Signal Systems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Kazi Hasan Zuba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 presentation:user-transformed="true">
          <draw:text-box>
            <text:p text:style-name="P2"/>
            <text:p text:style-name="P2">Modular Design of Urban Traffic-Light Control Systems Based on Synchronized Timed Petri Nets</text:p>
            <text:p text:style-name="P2"><text:span text:style-name="T1">- IEEE Transactions on Intelligent Transportation Systems</text:span></text:p>
            <text:p text:style-name="P2"><text:span text:style-name="T1">- Nov, 2013 published. Current version April, 2014</text:span></text:p>
            <text:p text:style-name="P2"><text:span text:style-name="T1">- Impact factor 2.377</text:span></text:p>
            <text:p text:style-name="P2"><text:span text:style-name="T1">- Only abstract available. Used Synchronized Timed Petri net. </text:span></text:p>
            <text:p text:style-name="P2"><text:span text:style-name="T1">- Link: </text:span><text:span text:style-name="T1"><text:a xlink:href="http://ieeexplore.ieee.org/xpl/login.jsp?tp=&amp;arnumber=6662483&amp;url=http%3A%2F%2Fieeexplore.ieee.org%2Fxpls%2Fabs_all.jsp%3Farnumber%3D6662483" xlink:type="simple">http://ieeexplore.ieee.org/xpl/login.jsp?tp=&amp;arnumber=6662483&amp;url=http%3A%2F%2Fieeexplore.ieee.org%2Fxpls%2Fabs_all.jsp%3Farnumber%3D6662483</text:a></text:span></text:p>
            <text:p text:style-name="P2"><text:span text:style-name="T1"/>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5" draw:text-style-name="P4" draw:layer="layout" svg:width="25.199cm" svg:height="21.925cm" svg:x="1.4cm" svg:y="1.016cm" presentation:class="subtitle" presentation:user-transformed="true">
          <draw:text-box>
            <text:p text:style-name="P2"><text:span text:style-name="T2">Adaptive multi-objective reinforcement learning with hybrid exploration for traffic signal control based on cooperative multi-agent framework</text:span></text:p>
            <text:p text:style-name="P2"><text:span text:style-name="T1">- Elsevier</text:span></text:p>
            <text:p text:style-name="P2"><text:span text:style-name="T1">- Focus on minimizing trip waiting time, total trip time, junction waiting time, force within moderate speed, minimize accident</text:span></text:p>
            <text:p text:style-name="P2"><text:span text:style-name="T1">- Multi-agent, Multi-objective Reinforcement Learning traffic signal control framework</text:span></text:p>
            <text:p text:style-name="P2"><text:span text:style-name="T1">- Road dynamic simulated by Green Light District</text:span></text:p>
            <text:p text:style-name="P2"><text:span text:style-name="T1">- Other papers target single junction or small scale traffic network</text:span></text:p>
            <text:p text:style-name="P2"><text:span text:style-name="T1">- Most of other papers assumes dynamic of the environment is non-adaptive (doesn't consider rush hours, weather change)</text:span></text:p>
            <text:p text:style-name="P2"><text:span text:style-name="T1">- Handles non-stationary using Bayesian probability interpretation for estimating parameters of MDP and novel adaptive cooperative exploration technique</text:span></text:p>
            <text:p text:style-name="P2"><text:span text:style-name="T1">- Link:</text:span></text:p>
            <text:p text:style-name="P2"><text:span text:style-name="T1">1) </text:span><text:span text:style-name="T1"><text:a xlink:href="http://www.sciencedirect.com/science/article/pii/S0952197614000141" xlink:type="simple">http://www.sciencedirect.com/science/article/pii/S0952197614000141</text:a></text:span></text:p>
            <text:p text:style-name="P2"><text:span text:style-name="T1">2) </text:span><text:span text:style-name="T1"><text:a xlink:href="https://www.researchgate.net/profile/Walid_Gomaa/publication/260044028_Adaptive_multi-objective_reinforcement_learning_with_hybrid_exploration_for_traffic_signal_control_based_on_cooperative_multi-agent_framework/links/0f3175365ef539fceb000000.pdf" xlink:type="simple">https://www.researchgate.net/profile/Walid_Gomaa/publication/260044028_Adaptive_multi-objective_reinforcement_learning_with_hybrid_exploration_for_traffic_signal_control_based_on_cooperative_multi-agent_framework/links/0f3175365ef539fceb000000.pdf</text:a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>
          <draw:text-box>
            <text:p text:style-name="P2">Multi-modal traffic signal control with priority, signal actuation and coordination</text:p>
            <text:p text:style-name="P2"><text:span text:style-name="T1">- Elsevier, Sep 2014</text:span></text:p>
            <text:p text:style-name="P2"><text:span text:style-name="T1">- Includes request sending, priority ordering</text:span></text:p>
            <text:p text:style-name="P2"><text:span text:style-name="T1">- Multiplle request handling</text:span></text:p>
            <text:p text:style-name="P2"><text:span text:style-name="T1">- Link:</text:span><text:span text:style-name="T1"><text:line-break/></text:span><text:span text:style-name="T1">1) </text:span><text:span text:style-name="T1"><text:a xlink:href="http://www.sciencedirect.com/science/article/pii/S0968090X14001144" xlink:type="simple">http://www.sciencedirect.com/science/article/pii/S0968090X14001144</text:a></text:span></text:p>
            <text:p text:style-name="P2"><text:span text:style-name="T1">2) </text:span><text:span text:style-name="T1"><text:a xlink:href="http://www.acsu.buffalo.edu/~qinghe/papers/journal/2014%20Multimodal%20TRC.pdf" xlink:type="simple">http://www.acsu.buffalo.edu/~qinghe/papers/journal/2014%20Multimodal%20TRC.pdf</text:a>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>
          <draw:text-box>
            <text:p text:style-name="P2">A review on agent-based technology for traffic and transportation</text:p>
            <text:p text:style-name="P2"><text:span text:style-name="T1">-The Knowledge Engineering Review (I.F = 0.7333), June 2014</text:span></text:p>
            <text:p text:style-name="P2"><text:span text:style-name="T1">- Need to read more</text:span></text:p>
            <text:p text:style-name="P2"><text:span text:style-name="T1">- Link: </text:span><text:span text:style-name="T1"><text:a xlink:href="http://journals.cambridge.org/action/displayAbstract?fromPage=online&amp;aid=9258639&amp;fileId=S0269888913000118" xlink:type="simple">http://journals.cambridge.org/action/displayAbstract?fromPage=online&amp;aid=9258639&amp;fileId=S0269888913000118</text:a>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 presentation:user-transformed="true">
          <draw:text-box>
            <text:p text:style-name="P2">Development Of A Microcontroller-Based Traffic</text:p>
            <text:p text:style-name="P2">Light System For Road Intersection Control</text:p>
            <text:p text:style-name="P2"><text:span text:style-name="T1">- Internation Journal of Scientific &amp; Technology Research (I.F: 3.023)</text:span></text:p>
            <text:p text:style-name="P2"><text:span text:style-name="T1">- Sensing based</text:span></text:p>
            <text:p text:style-name="P2"><text:span text:style-name="T1">- Link: </text:span></text:p>
            <text:p text:style-name="P2"><text:span text:style-name="T1">1) http://citeseerx.ist.psu.edu/viewdoc/download?doi=10.1.1.642.5618&amp;rep=rep1&amp;type=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 presentation:user-transformed="true">
          <draw:text-box>
            <text:p text:style-name="P2">Implementing Intelligent Traffic Control System for Congestion Control, Ambulance Clearance, and Stolen Vehicle Detection</text:p>
            <text:p text:style-name="P2"><text:span text:style-name="T1">- IEEE Sensors Journal, Nov 2014</text:span></text:p>
            <text:p text:style-name="P2"><text:span text:style-name="T1">- RFID reader and tag</text:span></text:p>
            <text:p text:style-name="P2"><text:span text:style-name="T1">- Link:</text:span></text:p>
            <text:p text:style-name="P2"><text:span text:style-name="T1">1) </text:span><text:span text:style-name="T1"><text:a xlink:href="http://ieeexplore.ieee.org/xpl/login.jsp?tp=&amp;arnumber=6936857&amp;url=http%3A%2F%2Fieeexplore.ieee.org%2Fxpls%2Fabs_all.jsp%3Farnumber%3D6936857" xlink:type="simple">http://ieeexplore.ieee.org/xpl/login.jsp?tp=&amp;arnumber=6936857&amp;url=http%3A%2F%2Fieeexplore.ieee.org%2Fxpls%2Fabs_all.jsp%3Farnumber%3D6936857</text:a></text:span></text:p>
            <text:p text:style-name="P2"><text:span text:style-name="T1">2) </text:span><text:span text:style-name="T1"><text:a xlink:href="http://www.kresttechnology.com/krest-academic-projects/krest-mtech-projects/ECE/ECE%20EMBEDDED%202015-16/Base-Paper/28.pdf" xlink:type="simple">http://www.kresttechnology.com/krest-academic-projects/krest-mtech-projects/ECE/ECE%20EMBEDDED%202015-16/Base-Paper/28.pdf</text:a>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 presentation:user-transformed="true">
          <draw:text-box>
            <text:p text:style-name="P2">A predictive road traffic management system based on vehicular ad-hoc network</text:p>
            <text:p text:style-name="P2"><text:span text:style-name="T1">- Telecommunication Networks and Applications Conference, Nov 2014</text:span></text:p>
            <text:p text:style-name="P2"><text:span text:style-name="T1">- Collects trip information wirelessly from vehicle to signal and re-route</text:span></text:p>
            <text:p text:style-name="P2"><text:span text:style-name="T1">- Link:</text:span></text:p>
            <text:p text:style-name="P2"><text:span text:style-name="T1"><text:a xlink:href="http://ieeexplore.ieee.org/xpl/login.jsp?tp=&amp;arnumber=7020887&amp;url=http%3A%2F%2Fieeexplore.ieee.org%2Fxpls%2Fabs_all.jsp%3Farnumber%3D7020887" xlink:type="simple">http://ieeexplore.ieee.org/xpl/login.jsp?tp=&amp;arnumber=7020887&amp;url=http%3A%2F%2Fieeexplore.ieee.org%2Fxpls%2Fabs_all.jsp%3Farnumber%3D7020887</text:a>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 presentation:user-transformed="true">
          <draw:text-box>
            <text:p text:style-name="P2">A Dynamic Vehicular Traffic Control Using Ant Colony and Traffic Light Optimization</text:p>
            <text:p text:style-name="P2"><text:span text:style-name="T1">- Volume 240 of the series Advances in Intelligent Systems and Computing pp 57-66</text:span></text:p>
            <text:p text:style-name="P2"><text:span text:style-name="T1">- Communicate with vehicles near traffic signal</text:span></text:p>
            <text:p text:style-name="P2"><text:span text:style-name="T1">- Finds optimal path, uses AntNet</text:span></text:p>
            <text:p text:style-name="P2"><text:span text:style-name="T1">- Link:</text:span></text:p>
            <text:p text:style-name="P2"><text:span text:style-name="T1">1) </text:span><text:span text:style-name="T1"><text:a xlink:href="http://link.springer.com/chapter/10.1007/978-3-319-01857-7_6" xlink:type="simple">http://link.springer.com/chapter/10.1007/978-3-319-01857-7_6</text:a></text:span></text:p>
            <text:p text:style-name="P2"><text:span text:style-name="T1">2) </text:span><text:span text:style-name="T1"><text:a xlink:href="https://www.researchgate.net/profile/Reza_Jabbarpour/publication/260420979_A_Dynamic_Vehicular_Traffic_Control_Using_Ant_Colony_and_Traffic_Light_Optimization/links/0c960538e9bf7b298e000000.pdf" xlink:type="simple">https://www.researchgate.net/profile/Reza_Jabbarpour/publication/260420979_A_Dynamic_Vehicular_Traffic_Control_Using_Ant_Colony_and_Traffic_Light_Optimization/links/0c960538e9bf7b298e000000.pdf</text:a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 presentation:user-transformed="true">
          <draw:text-box>
            <text:p text:style-name="P2">Smart traffic lights switching and traffic density calculation using video processing</text:p>
            <text:p text:style-name="P2"><text:span text:style-name="T1">- Engineering and Computational Sciences (RAECS), 2014 Recent Advances in, 2014, IEEE</text:span></text:p>
            <text:p text:style-name="P2"><text:span text:style-name="T1">- Uses surveillance cameras</text:span></text:p>
            <text:p text:style-name="P2"><text:span text:style-name="T1">- Link:</text:span></text:p>
            <text:p text:style-name="P2"><text:span text:style-name="T1">1) </text:span><text:span text:style-name="T1"><text:a xlink:href="http://ieeexplore.ieee.org/xpl/login.jsp?tp=&amp;arnumber=6799542&amp;url=http%3A%2F%2Fieeexplore.ieee.org%2Fxpls%2Fabs_all.jsp%3Farnumber%3D6799542" xlink:type="simple">http://ieeexplore.ieee.org/xpl/login.jsp?tp=&amp;arnumber=6799542&amp;url=http%3A%2F%2Fieeexplore.ieee.org%2Fxpls%2Fabs_all.jsp%3Farnumber%3D6799542</text:a></text:span></text:p>
            <text:p text:style-name="P2"><text:span text:style-name="T1">2)</text:span><text:span text:style-name="T1"><text:a xlink:href="https://www.researchgate.net/profile/Anurag_Kanungo/publication/269310721_Smart_traffic_lights_switching_and_traffic_density_calculation_using_video_processing/links/563e5ec108ae45b5d28c563a.pdf" xlink:type="simple">https://www.researchgate.net/profile/Anurag_Kanungo/publication/269310721_Smart_traffic_lights_switching_and_traffic_density_calculation_using_video_processing/links/563e5ec108ae45b5d28c563a.pdf</text:a>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 presentation:user-transformed="true">
          <draw:text-box>
            <text:p text:style-name="P2">Distributed learning and multi-objectivity in traffic light control</text:p>
            <text:p text:style-name="P2"><text:span text:style-name="T1">- Taylor and Francis group</text:span></text:p>
            <text:p text:style-name="P2"><text:span text:style-name="T1">- Combines and analyzes Distributed Constraint Optimization and Reinforcement Learning</text:span></text:p>
            <text:p text:style-name="P2"><text:span text:style-name="T1">- Link:</text:span></text:p>
            <text:p text:style-name="P2"><text:span text:style-name="T1">1) </text:span><text:span text:style-name="T1"><text:a xlink:href="http://www.tandfonline.com/doi/abs/10.1080/09540091.2014.885282" xlink:type="simple">http://www.tandfonline.com/doi/abs/10.1080/09540091.2014.885282</text:a></text:span></text:p>
            <text:p text:style-name="P2"><text:span text:style-name="T1">2) </text:span><text:span text:style-name="T1"><text:a xlink:href="http://www.eecs.wsu.edu/~taylorm/Publications/14ConnectionScience-Brys.pdf" xlink:type="simple">http://www.eecs.wsu.edu/~taylorm/Publications/14ConnectionScience-Brys.pdf</text:a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 presentation:user-transformed="true">
          <draw:text-box>
            <text:p text:style-name="P2"/>
            <text:p text:style-name="P2">Capacity-Aware Backpressure Traffic Signal Control</text:p>
            <text:p text:style-name="P2"><text:span text:style-name="T1">- Didn't understatnd</text:span></text:p>
            <text:p text:style-name="P2"><text:span text:style-name="T1">- Link:</text:span></text:p>
            <text:p text:style-name="P2"><text:span text:style-name="T1">1) </text:span><text:span text:style-name="T1"><text:a xlink:href="http://ieeexplore.ieee.org/xpl/login.jsp?tp=&amp;arnumber=6979216&amp;url=http%3A%2F%2Fieeexplore.ieee.org%2Fxpls%2Fabs_all.jsp%3Farnumber%3D6979216" xlink:type="simple">http://ieeexplore.ieee.org/xpl/login.jsp?tp=&amp;arnumber=6979216&amp;url=http%3A%2F%2Fieeexplore.ieee.org%2Fxpls%2Fabs_all.jsp%3Farnumber%3D6979216</text:a></text:span></text:p>
            <text:p text:style-name="P2"><text:span text:style-name="T1">2) </text:span><text:span text:style-name="T1"><text:a xlink:href="http://arxiv.org/pdf/1309.6484.pdf" xlink:type="simple">http://arxiv.org/pdf/1309.6484.pdf</text:a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4" draw:text-style-name="P3" draw:layer="layout" svg:width="25.199cm" svg:height="16.255cm" svg:x="1.3cm" svg:y="0.837cm" presentation:class="subtitle" presentation:user-transformed="true">
          <draw:text-box>
            <text:p text:style-name="P2">Issues:</text:p>
            <text:p text:style-name="P2">- Data gathering<text:line-break/>- Large scale</text:p>
            <text:p text:style-name="P2">- Can you treat the signals separately</text:p>
            <text:p text:style-name="P2">- Rush hour </text:p>
            <text:p text:style-name="P2">- Adaptability</text:p>
            <text:p text:style-name="P2">- Simulation</text:p>
            <text:p text:style-name="P2">- Different kind of algorithms available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5T09:24:19.606105572</meta:creation-date>
    <meta:editing-duration>PT2H35M12S</meta:editing-duration>
    <meta:editing-cycles>6</meta:editing-cycles>
    <meta:generator>LibreOffice/4.4.6.3$Linux_X86_64 LibreOffice_project/40m0$Build-3</meta:generator>
    <dc:date>2016-03-15T12:36:23.581662432</dc:date>
    <meta:document-statistic meta:object-count="61"/>
  </office:meta>
</office:document-meta>
</file>